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layout-cache" manifest:media-type="application/binary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Hindi1" svg:font-family="'Lohit Hindi'"/>
    <style:font-face style:name="Liberation Serif1" svg:font-family="'Liberation Serif'" style:font-family-generic="roman"/>
    <style:font-face style:name="Arial1" svg:font-family="Arial" style:font-family-generic="swiss"/>
    <style:font-face style:name="DejaVu Sans" svg:font-family="'DejaVu Sans'" style:font-family-generic="swiss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Balker" svg:font-family="Balker" style:font-pitch="variable"/>
    <style:font-face style:name="Ubuntu Medium" svg:font-family="'Ubuntu Medium'" style:font-pitch="variable"/>
    <style:font-face style:name="Vemana2000" svg:font-family="Vemana2000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style:font-name="Arial1"/>
    </style:style>
    <style:style style:name="P2" style:family="paragraph" style:parent-style-name="Text_20_body">
      <style:paragraph-properties fo:text-align="center" style:justify-single-word="false"/>
      <style:text-properties style:font-name="Arial1" officeooo:paragraph-rsid="00056228"/>
    </style:style>
    <style:style style:name="P3" style:family="paragraph" style:parent-style-name="Text_20_body">
      <style:text-properties style:font-name="Arial1" officeooo:paragraph-rsid="000f5f0d"/>
    </style:style>
    <style:style style:name="P4" style:family="paragraph" style:parent-style-name="Text_20_body">
      <style:text-properties style:font-name="Arial1" officeooo:paragraph-rsid="001d90b4"/>
    </style:style>
    <style:style style:name="P5" style:family="paragraph" style:parent-style-name="Text_20_body">
      <style:text-properties style:font-name="Liberation Serif" fo:font-size="12pt" officeooo:paragraph-rsid="000a7976" style:font-size-asian="12pt" style:font-size-complex="12pt"/>
    </style:style>
    <style:style style:name="P6" style:family="paragraph" style:parent-style-name="Text_20_body">
      <style:paragraph-properties fo:text-align="justify" style:justify-single-word="false"/>
      <style:text-properties style:font-name="Liberation Serif"/>
    </style:style>
    <style:style style:name="P7" style:family="paragraph" style:parent-style-name="Text_20_body">
      <style:paragraph-properties fo:text-align="justify" style:justify-single-word="false"/>
      <style:text-properties style:font-name="Liberation Serif" officeooo:paragraph-rsid="000a7976"/>
    </style:style>
    <style:style style:name="P8" style:family="paragraph" style:parent-style-name="Text_20_body">
      <style:paragraph-properties fo:margin-top="0in" fo:margin-bottom="0in" style:contextual-spacing="false" fo:line-height="114%" style:writing-mode="lr-tb"/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in" fo:margin-bottom="0in" style:contextual-spacing="false" fo:line-height="114%" style:writing-mode="lr-tb"/>
      <style:text-properties fo:font-variant="normal" fo:text-transform="none" fo:color="#000000" style:text-line-through-style="none" style:font-name="Arial1" fo:font-size="11.25pt" fo:font-style="normal" style:text-underline-style="none" fo:font-weight="normal" officeooo:paragraph-rsid="00115917" style:text-blinking="false" fo:background-color="transparent"/>
    </style:style>
    <style:style style:name="P10" style:family="paragraph" style:parent-style-name="Text_20_body">
      <style:paragraph-properties fo:margin-top="0in" fo:margin-bottom="0in" style:contextual-spacing="false" fo:line-height="114%" style:writing-mode="lr-tb"/>
      <style:text-properties fo:font-variant="normal" fo:text-transform="none" fo:color="#000000" style:text-line-through-style="none" style:font-name="Arial1" fo:font-size="11.25pt" fo:font-style="normal" style:text-underline-style="none" fo:font-weight="normal" officeooo:paragraph-rsid="0014677f" style:text-blinking="false" fo:background-color="transparent"/>
    </style:style>
    <style:style style:name="P11" style:family="paragraph" style:parent-style-name="Text_20_body">
      <style:paragraph-properties fo:margin-top="0in" fo:margin-bottom="0in" style:contextual-spacing="false" fo:line-height="114%" fo:text-align="justify" style:justify-single-word="false" style:writing-mode="lr-tb"/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in" fo:margin-bottom="0in" style:contextual-spacing="false" fo:line-height="114%" fo:text-align="justify" style:justify-single-word="false" style:writing-mode="lr-tb"/>
      <style:text-properties fo:font-variant="normal" fo:text-transform="none" fo:color="#000000" style:text-line-through-style="none" style:font-name="Arial1" fo:font-size="11.25pt" fo:font-style="normal" style:text-underline-style="none" fo:font-weight="normal" officeooo:paragraph-rsid="00130005" style:text-blinking="false" fo:background-color="transparent"/>
    </style:style>
    <style:style style:name="P13" style:family="paragraph" style:parent-style-name="Text_20_body">
      <style:paragraph-properties fo:margin-top="0in" fo:margin-bottom="0in" style:contextual-spacing="false" fo:line-height="114%" fo:text-align="justify" style:justify-single-word="false" style:writing-mode="lr-tb"/>
      <style:text-properties fo:font-variant="normal" fo:text-transform="none" fo:color="#000000" style:text-line-through-style="none" style:font-name="Arial1" fo:font-size="11.25pt" fo:font-style="normal" style:text-underline-style="none" fo:font-weight="normal" officeooo:paragraph-rsid="000a7976" style:text-blinking="false" fo:background-color="transparent"/>
    </style:style>
    <style:style style:name="P14" style:family="paragraph" style:parent-style-name="Text_20_body">
      <style:paragraph-properties fo:margin-top="0in" fo:margin-bottom="0in" style:contextual-spacing="false" fo:line-height="114%" fo:text-align="justify" style:justify-single-word="false" style:writing-mode="lr-tb"/>
      <style:text-properties fo:font-variant="normal" fo:text-transform="none" fo:color="#000000" style:text-line-through-style="none" style:font-name="Arial1" fo:font-size="11.25pt" fo:font-style="normal" style:text-underline-style="none" fo:font-weight="normal" officeooo:paragraph-rsid="0014677f" style:text-blinking="false" fo:background-color="transparent"/>
    </style:style>
    <style:style style:name="P15" style:family="paragraph" style:parent-style-name="Text_20_body" style:list-style-name="L1">
      <style:paragraph-properties fo:margin-top="0in" fo:margin-bottom="0in" style:contextual-spacing="false" fo:line-height="114%" style:writing-mode="lr-tb"/>
      <style:text-properties fo:font-variant="normal" fo:text-transform="none" fo:color="#000000" style:text-line-through-style="none" style:font-name="Arial1" fo:font-size="11.25pt" fo:font-style="normal" style:text-underline-style="none" fo:font-weight="bold" officeooo:paragraph-rsid="00065194" style:text-blinking="false" fo:background-color="transparent" style:font-weight-asian="bold" style:font-weight-complex="bold"/>
    </style:style>
    <style:style style:name="P16" style:family="paragraph" style:parent-style-name="Text_20_body" style:list-style-name="L1">
      <style:paragraph-properties fo:margin-top="0in" fo:margin-bottom="0in" style:contextual-spacing="false" fo:line-height="114%" style:writing-mode="lr-tb"/>
      <style:text-properties fo:font-variant="normal" fo:text-transform="none" fo:color="#000000" style:text-line-through-style="none" style:font-name="Arial1" fo:font-size="11.25pt" fo:font-style="normal" style:text-underline-style="none" fo:font-weight="bold" officeooo:paragraph-rsid="0015d3a9" style:text-blinking="false" fo:background-color="transparent" style:font-weight-asian="bold" style:font-weight-complex="bold"/>
    </style:style>
    <style:style style:name="P17" style:family="paragraph" style:parent-style-name="Text_20_body">
      <style:paragraph-properties fo:margin-top="0in" fo:margin-bottom="0in" style:contextual-spacing="false" fo:line-height="114%" style:writing-mode="lr-tb"/>
      <style:text-properties fo:font-variant="normal" fo:text-transform="none" fo:color="#000000" style:text-line-through-style="none" style:font-name="Arial1" fo:font-size="11.25pt" fo:font-style="italic" style:text-underline-style="none" fo:font-weight="normal" style:text-blinking="false" fo:background-color="transparent"/>
    </style:style>
    <style:style style:name="P18" style:family="paragraph" style:parent-style-name="Text_20_body">
      <style:paragraph-properties fo:margin-top="0in" fo:margin-bottom="0in" style:contextual-spacing="false" fo:line-height="114%" fo:text-align="center" style:justify-single-word="false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19" style:family="paragraph" style:parent-style-name="Text_20_body">
      <style:paragraph-properties fo:margin-top="0in" fo:margin-bottom="0in" style:contextual-spacing="false" fo:line-height="114%" fo:text-align="center" style:justify-single-word="false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 style:font-size-asian="14pt" style:font-size-complex="14pt"/>
    </style:style>
    <style:style style:name="P20" style:family="paragraph" style:parent-style-name="Text_20_body" style:list-style-name="L1">
      <style:paragraph-properties fo:margin-top="0in" fo:margin-bottom="0in" style:contextual-spacing="false" fo:line-height="114%" style:writing-mode="lr-tb"/>
      <style:text-properties fo:font-variant="normal" fo:text-transform="none" fo:color="#000000" style:text-line-through-style="none" style:font-name="Liberation Serif" fo:font-size="12pt" fo:font-style="normal" style:text-underline-style="none" fo:font-weight="bold" officeooo:paragraph-rsid="00065194" style:text-blinking="false" fo:background-color="transparent" style:font-size-asian="12pt" style:font-weight-asian="bold" style:font-size-complex="12pt" style:font-weight-complex="bold"/>
    </style:style>
    <style:style style:name="P21" style:family="paragraph" style:parent-style-name="Text_20_body">
      <style:paragraph-properties fo:margin-top="0in" fo:margin-bottom="0in" style:contextual-spacing="false" fo:line-height="114%" fo:text-align="justify" style:justify-single-word="false" style:writing-mode="lr-tb"/>
      <style:text-properties fo:font-variant="normal" fo:text-transform="none" fo:color="#000000" style:text-line-through-style="none" style:font-name="Liberation Serif" fo:font-size="11.25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paragraph-properties fo:margin-top="0in" fo:margin-bottom="0in" style:contextual-spacing="false" fo:line-height="114%" fo:text-align="justify" style:justify-single-word="false" style:writing-mode="lr-tb"/>
      <style:text-properties fo:font-variant="normal" fo:text-transform="none" fo:color="#000000" style:text-line-through-style="none" style:font-name="Liberation Serif" fo:font-size="11.25pt" fo:font-style="normal" style:text-underline-style="none" fo:font-weight="normal" officeooo:paragraph-rsid="00130005" style:text-blinking="false" fo:background-color="transparent"/>
    </style:style>
    <style:style style:name="P23" style:family="paragraph" style:parent-style-name="Text_20_body">
      <style:paragraph-properties fo:margin-top="0in" fo:margin-bottom="0in" style:contextual-spacing="false" fo:line-height="114%" fo:text-align="justify" style:justify-single-word="false" style:writing-mode="lr-tb"/>
      <style:text-properties fo:font-variant="normal" fo:text-transform="none" fo:color="#000000" style:text-line-through-style="none" style:font-name="Liberation Serif" fo:font-size="11.25pt" fo:font-style="normal" style:text-underline-style="none" fo:font-weight="normal" officeooo:paragraph-rsid="0014677f" style:text-blinking="false" fo:background-color="transparent"/>
    </style:style>
    <style:style style:name="P24" style:family="paragraph" style:parent-style-name="Text_20_body">
      <style:paragraph-properties fo:margin-top="0in" fo:margin-bottom="0in" style:contextual-spacing="false" fo:line-height="114%" fo:text-align="justify" style:justify-single-word="false" style:writing-mode="lr-tb"/>
    </style:style>
    <style:style style:name="P25" style:family="paragraph" style:parent-style-name="Text_20_body">
      <style:paragraph-properties fo:margin-top="0in" fo:margin-bottom="0in" style:contextual-spacing="false" fo:line-height="114%" fo:text-align="center" style:justify-single-word="false" style:writing-mode="lr-tb"/>
      <style:text-properties style:font-name="Arial1" officeooo:paragraph-rsid="00056228"/>
    </style:style>
    <style:style style:name="P26" style:family="paragraph" style:parent-style-name="Text_20_body">
      <style:paragraph-properties fo:margin-top="0in" fo:margin-bottom="0in" style:contextual-spacing="false" fo:line-height="114%" style:writing-mode="lr-tb"/>
      <style:text-properties style:font-name="Arial1" officeooo:paragraph-rsid="00115917"/>
    </style:style>
    <style:style style:name="P27" style:family="paragraph" style:parent-style-name="Text_20_body">
      <style:paragraph-properties fo:margin-top="0in" fo:margin-bottom="0in" style:contextual-spacing="false" fo:line-height="114%" fo:text-align="justify" style:justify-single-word="false" style:writing-mode="lr-tb"/>
      <style:text-properties style:font-name="Liberation Serif"/>
    </style:style>
    <style:style style:name="P28" style:family="paragraph" style:parent-style-name="Preformatted_20_Text">
      <style:text-properties style:font-name="Arial1" officeooo:paragraph-rsid="000a7976"/>
    </style:style>
    <style:style style:name="P29" style:family="paragraph" style:parent-style-name="Preformatted_20_Text">
      <style:paragraph-properties fo:margin-top="0in" fo:margin-bottom="0.1965in" style:contextual-spacing="false"/>
    </style:style>
    <style:style style:name="P30" style:family="paragraph" style:parent-style-name="Preformatted_20_Text">
      <style:paragraph-properties fo:margin-top="0in" fo:margin-bottom="0.1965in" style:contextual-spacing="false"/>
      <style:text-properties officeooo:paragraph-rsid="000a7976"/>
    </style:style>
    <style:style style:name="P31" style:family="paragraph" style:parent-style-name="Preformatted_20_Text">
      <style:paragraph-properties fo:margin-top="0in" fo:margin-bottom="0.1965in" style:contextual-spacing="false" fo:text-align="justify" style:justify-single-word="false"/>
      <style:text-properties fo:font-size="12pt" officeooo:paragraph-rsid="000a7976" style:font-size-asian="12pt" style:font-size-complex="12pt"/>
    </style:style>
    <style:style style:name="P32" style:family="paragraph" style:parent-style-name="Preformatted_20_Text">
      <style:paragraph-properties fo:margin-top="0in" fo:margin-bottom="0.1965in" style:contextual-spacing="false" fo:text-align="justify" style:justify-single-word="false"/>
      <style:text-properties officeooo:paragraph-rsid="000a7976"/>
    </style:style>
    <style:style style:name="T1" style:family="text">
      <style:text-properties fo:font-variant="normal" fo:text-transform="none" fo:color="#000000" style:text-line-through-style="none" fo:font-size="11.25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1.25pt" fo:font-style="normal" style:text-underline-style="none" fo:font-weight="normal" officeooo:rsid="00056228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ize="11.25pt" fo:font-style="normal" style:text-underline-style="none" fo:font-weight="normal" officeooo:rsid="001e9cbc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style:font-name="Arial1" fo:font-size="11.25pt" fo:font-style="normal" style:text-underline-style="none" fo:font-weight="normal" officeooo:rsid="00056228" style:text-blinking="false" fo:background-color="transparent"/>
    </style:style>
    <style:style style:name="T6" style:family="text">
      <style:text-properties fo:font-variant="normal" fo:text-transform="none" fo:color="#000000" style:text-line-through-style="none" fo:font-size="14pt" fo:font-style="normal" style:text-underline-style="none" fo:font-weight="normal" style:text-blinking="false" fo:background-color="transparent" style:font-size-asian="14pt" style:font-size-complex="14pt"/>
    </style:style>
    <style:style style:name="T7" style:family="text">
      <style:text-properties fo:font-variant="normal" fo:text-transform="none" fo:color="#000000" style:text-line-through-style="none" style:font-name="DejaVu Serif" fo:font-size="11.25pt" fo:font-style="normal" style:text-underline-style="none" fo:font-weight="normal" style:text-blinking="false" fo:background-color="transparent"/>
    </style:style>
    <style:style style:name="T8" style:family="text">
      <style:text-properties fo:font-variant="normal" fo:text-transform="none" fo:color="#000000" style:text-line-through-style="none" style:font-name="DejaVu Serif" fo:font-size="11.25pt" fo:font-style="normal" style:text-underline-style="none" fo:font-weight="normal" officeooo:rsid="00056228" style:text-blinking="false" fo:background-color="transparent"/>
    </style:style>
    <style:style style:name="T9" style:family="text">
      <style:text-properties fo:font-variant="normal" fo:text-transform="none" fo:color="#000000" style:text-line-through-style="none" style:font-name="Courier 10 Pitch" fo:font-size="11.25pt" fo:font-style="normal" style:text-underline-style="none" fo:font-weight="normal" style:text-blinking="false" fo:background-color="transparent"/>
    </style:style>
    <style:style style:name="T10" style:family="text">
      <style:text-properties fo:font-variant="normal" fo:text-transform="none" fo:color="#000000" style:text-line-through-style="none" style:font-name="Courier 10 Pitch" fo:font-size="11.25pt" fo:font-style="normal" style:text-underline-style="none" fo:font-weight="normal" officeooo:rsid="00056228" style:text-blinking="false" fo:background-color="transparent"/>
    </style:style>
    <style:style style:name="T11" style:family="text">
      <style:text-properties fo:font-variant="normal" fo:text-transform="none" fo:color="#000000" style:text-line-through-style="none" style:font-name="DejaVu Sans1" fo:font-size="11.25pt" fo:font-style="normal" style:text-underline-style="none" fo:font-weight="normal" style:text-blinking="false" fo:background-color="transparent"/>
    </style:style>
    <style:style style:name="T12" style:family="text">
      <style:text-properties fo:font-variant="normal" fo:text-transform="none" fo:color="#000000" style:text-line-through-style="none" style:font-name="DejaVu Sans1" fo:font-size="11.25pt" fo:font-style="normal" style:text-underline-style="none" fo:font-weight="normal" officeooo:rsid="00056228" style:text-blinking="false" fo:background-color="transparent"/>
    </style:style>
    <style:style style:name="T13" style:family="text">
      <style:text-properties fo:font-variant="normal" fo:text-transform="none" fo:color="#000000" style:text-line-through-style="none" style:font-name="Vemana2000" fo:font-size="11.25pt" fo:font-style="normal" style:text-underline-style="none" fo:font-weight="normal" style:text-blinking="false" fo:background-color="transparent"/>
    </style:style>
    <style:style style:name="T14" style:family="text">
      <style:text-properties fo:font-variant="normal" fo:text-transform="none" fo:color="#000000" style:text-line-through-style="none" style:font-name="Vemana2000" fo:font-size="11.25pt" fo:font-style="normal" style:text-underline-style="none" fo:font-weight="normal" officeooo:rsid="00056228" style:text-blinking="false" fo:background-color="transparent"/>
    </style:style>
    <style:style style:name="T15" style:family="text">
      <style:text-properties fo:font-variant="normal" fo:text-transform="none" fo:color="#000000" style:text-line-through-style="none" style:font-name="Balker" fo:font-size="11.25pt" fo:font-style="normal" style:text-underline-style="none" fo:font-weight="normal" style:text-blinking="false" fo:background-color="transparent"/>
    </style:style>
    <style:style style:name="T16" style:family="text">
      <style:text-properties fo:font-variant="normal" fo:text-transform="none" fo:color="#000000" style:text-line-through-style="none" style:font-name="Balker" fo:font-size="11.25pt" fo:font-style="normal" style:text-underline-style="none" fo:font-weight="normal" officeooo:rsid="00056228" style:text-blinking="false" fo:background-color="transparent"/>
    </style:style>
    <style:style style:name="T17" style:family="text">
      <style:text-properties fo:font-variant="normal" fo:text-transform="none" fo:color="#000000" style:text-line-through-style="none" style:font-name="Liberation Serif" fo:font-size="11.25pt" fo:font-style="normal" style:text-underline-style="none" fo:font-weight="normal" style:text-blinking="false" fo:background-color="transparent"/>
    </style:style>
    <style:style style:name="T18" style:family="text">
      <style:text-properties fo:font-variant="normal" fo:text-transform="none" fo:color="#000000" style:text-line-through-style="none" style:font-name="Liberation Serif" fo:font-size="11.25pt" fo:font-style="normal" style:text-underline-style="none" fo:font-weight="normal" officeooo:rsid="00056228" style:text-blinking="false" fo:background-color="transparent"/>
    </style:style>
    <style:style style:name="T19" style:family="text">
      <style:text-properties fo:font-variant="normal" fo:text-transform="none" fo:color="#000000" style:text-line-through-style="none" style:font-name="Liberation Serif1" fo:font-size="11.25pt" fo:font-style="normal" style:text-underline-style="none" fo:font-weight="normal" officeooo:rsid="001e9cbc" style:text-blinking="false" fo:background-color="transparent"/>
    </style:style>
    <style:style style:name="T20" style:family="text">
      <style:text-properties fo:font-variant="normal" fo:text-transform="none" fo:color="#1155cc" style:text-line-through-style="none" fo:font-size="11.25pt" fo:font-style="normal" style:text-underline-style="solid" style:text-underline-width="auto" style:text-underline-color="font-color" fo:font-weight="normal" style:text-blinking="false" fo:background-color="transparent"/>
    </style:style>
    <style:style style:name="T21" style:family="text">
      <style:text-properties fo:font-variant="normal" fo:text-transform="none" fo:color="#1155cc" style:text-line-through-style="none" style:font-name="Arial1" fo:font-size="11.25pt" fo:font-style="normal" style:text-underline-style="solid" style:text-underline-width="auto" style:text-underline-color="font-color" fo:font-weight="normal" style:text-blinking="false" fo:background-color="transparent"/>
    </style:style>
    <style:style style:name="T22" style:family="text">
      <style:text-properties fo:font-variant="normal" fo:text-transform="none" fo:color="#1155cc" style:text-line-through-style="none" style:font-name="DejaVu Serif" fo:font-size="11.25pt" fo:font-style="normal" style:text-underline-style="solid" style:text-underline-width="auto" style:text-underline-color="font-color" fo:font-weight="normal" style:text-blinking="false" fo:background-color="transparent"/>
    </style:style>
    <style:style style:name="T23" style:family="text">
      <style:text-properties fo:font-variant="normal" fo:text-transform="none" fo:color="#1155cc" style:text-line-through-style="none" style:font-name="Courier 10 Pitch" fo:font-size="11.25pt" fo:font-style="normal" style:text-underline-style="solid" style:text-underline-width="auto" style:text-underline-color="font-color" fo:font-weight="normal" style:text-blinking="false" fo:background-color="transparent"/>
    </style:style>
    <style:style style:name="T24" style:family="text">
      <style:text-properties fo:font-variant="normal" fo:text-transform="none" fo:color="#1155cc" style:text-line-through-style="none" style:font-name="DejaVu Sans1" fo:font-size="11.25pt" fo:font-style="normal" style:text-underline-style="solid" style:text-underline-width="auto" style:text-underline-color="font-color" fo:font-weight="normal" style:text-blinking="false" fo:background-color="transparent"/>
    </style:style>
    <style:style style:name="T25" style:family="text">
      <style:text-properties fo:font-variant="normal" fo:text-transform="none" fo:color="#1155cc" style:text-line-through-style="none" style:font-name="Vemana2000" fo:font-size="11.25pt" fo:font-style="normal" style:text-underline-style="solid" style:text-underline-width="auto" style:text-underline-color="font-color" fo:font-weight="normal" style:text-blinking="false" fo:background-color="transparent"/>
    </style:style>
    <style:style style:name="T26" style:family="text">
      <style:text-properties fo:font-variant="normal" fo:text-transform="none" fo:color="#1155cc" style:text-line-through-style="none" style:font-name="Balker" fo:font-size="11.25pt" fo:font-style="normal" style:text-underline-style="solid" style:text-underline-width="auto" style:text-underline-color="font-color" fo:font-weight="normal" style:text-blinking="false" fo:background-color="transparent"/>
    </style:style>
    <style:style style:name="T27" style:family="text">
      <style:text-properties fo:font-variant="normal" fo:text-transform="none" fo:color="#1155cc" style:text-line-through-style="none" style:font-name="Liberation Serif" fo:font-size="11.25pt" fo:font-style="normal" style:text-underline-style="solid" style:text-underline-width="auto" style:text-underline-color="font-color" fo:font-weight="normal" style:text-blinking="false" fo:background-color="transparent"/>
    </style:style>
    <style:style style:name="T28" style:family="text">
      <style:text-properties fo:font-weight="normal" officeooo:rsid="00056228"/>
    </style:style>
    <style:style style:name="T29" style:family="text">
      <style:text-properties fo:font-weight="normal" officeooo:rsid="0008dd69"/>
    </style:style>
    <style:style style:name="T30" style:family="text">
      <style:text-properties fo:font-weight="normal" officeooo:rsid="000a7976"/>
    </style:style>
    <style:style style:name="T31" style:family="text">
      <style:text-properties fo:font-weight="normal" officeooo:rsid="000c4aa7"/>
    </style:style>
    <style:style style:name="T32" style:family="text">
      <style:text-properties officeooo:rsid="00056228"/>
    </style:style>
    <style:style style:name="T33" style:family="text">
      <style:text-properties style:font-name="DejaVu Sans" fo:font-weight="normal" officeooo:rsid="000a7976"/>
    </style:style>
    <style:style style:name="T34" style:family="text">
      <style:text-properties officeooo:rsid="00065194"/>
    </style:style>
    <style:style style:name="T35" style:family="text">
      <style:text-properties officeooo:rsid="00084060"/>
    </style:style>
    <style:style style:name="T36" style:family="text">
      <style:text-properties officeooo:rsid="0008468d"/>
    </style:style>
    <style:style style:name="T37" style:family="text">
      <style:text-properties officeooo:rsid="000a7976"/>
    </style:style>
    <style:style style:name="T38" style:family="text">
      <style:text-properties officeooo:rsid="000c4aa7"/>
    </style:style>
    <style:style style:name="T39" style:family="text">
      <style:text-properties officeooo:rsid="00115917"/>
    </style:style>
    <style:style style:name="T40" style:family="text">
      <style:text-properties officeooo:rsid="0011deb4"/>
    </style:style>
    <style:style style:name="T41" style:family="text">
      <style:text-properties officeooo:rsid="0012379c"/>
    </style:style>
    <style:style style:name="T42" style:family="text">
      <style:text-properties officeooo:rsid="0015d3a9"/>
    </style:style>
    <style:style style:name="T43" style:family="text">
      <style:text-properties style:font-name="DejaVu Serif" officeooo:rsid="0008468d"/>
    </style:style>
    <style:style style:name="T44" style:family="text">
      <style:text-properties style:font-name="Courier 10 Pitch" officeooo:rsid="0008468d"/>
    </style:style>
    <style:style style:name="T45" style:family="text">
      <style:text-properties style:font-name="DejaVu Sans1" officeooo:rsid="0008468d"/>
    </style:style>
    <style:style style:name="T46" style:family="text">
      <style:text-properties style:font-name="Vemana2000" officeooo:rsid="0008468d"/>
    </style:style>
    <style:style style:name="T47" style:family="text">
      <style:text-properties style:font-name="Balker" officeooo:rsid="0008468d"/>
    </style:style>
    <style:style style:name="T48" style:family="text">
      <style:text-properties style:font-name="Liberation Serif"/>
    </style:style>
    <style:style style:name="T49" style:family="text">
      <style:text-properties style:font-name="Liberation Serif" officeooo:rsid="0008468d"/>
    </style:style>
    <style:style style:name="T50" style:family="text">
      <style:text-properties style:font-name="Liberation Serif" officeooo:rsid="00056228"/>
    </style:style>
    <style:style style:name="T51" style:family="text">
      <style:text-properties style:font-name="Liberation Serif" officeooo:rsid="00065194"/>
    </style:style>
    <style:style style:name="T52" style:family="text">
      <style:text-properties style:font-name="Liberation Serif" officeooo:rsid="000a7976"/>
    </style:style>
    <style:style style:name="T53" style:family="text">
      <style:text-properties style:font-name="Liberation Serif" fo:font-size="12pt" officeooo:rsid="000a7976" style:font-size-asian="12pt" style:font-size-complex="12pt"/>
    </style:style>
    <style:style style:name="T54" style:family="text">
      <style:text-properties style:font-name="Liberation Serif" fo:font-size="12pt" officeooo:rsid="000c4aa7" style:font-size-asian="12pt" style:font-size-complex="12pt"/>
    </style:style>
    <style:style style:name="T55" style:family="text">
      <style:text-properties style:font-name="Liberation Serif" fo:font-size="12pt" officeooo:rsid="00241e42" style:font-size-asian="12pt" style:font-size-complex="12pt"/>
    </style:style>
    <style:style style:name="T56" style:family="text">
      <style:text-properties style:font-name="Liberation Serif" fo:font-size="12pt" officeooo:rsid="0025e62b" style:font-size-asian="12pt" style:font-size-complex="12pt"/>
    </style:style>
    <style:style style:name="T57" style:family="text">
      <style:text-properties style:font-name="Liberation Serif" officeooo:rsid="001d90b4"/>
    </style:style>
    <style:style style:name="T58" style:family="text">
      <style:text-properties style:font-name="Liberation Serif" officeooo:rsid="00217aa3"/>
    </style:style>
    <style:style style:name="T59" style:family="text">
      <style:text-properties style:font-name="Liberation Serif" officeooo:rsid="0021bbe4"/>
    </style:style>
    <style:style style:name="T60" style:family="text">
      <style:text-properties fo:font-size="12pt" officeooo:rsid="000a7976" style:font-size-asian="12pt" style:font-size-complex="12pt"/>
    </style:style>
    <style:style style:name="T61" style:family="text">
      <style:text-properties officeooo:rsid="002061c8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8"><text:bookmark text:name="docs-internal-guid-267b9f98-c1f3-3e0a-d35c-f22e3b5fc503"/>Projekt z przedmiotu WDWR</text:p>
      <text:p text:style-name="P3"><text:span text:style-name="T6"/></text:p>
      <text:p text:style-name="P18">Łukasz Żmuda</text:p>
      <text:p text:style-name="P18">Łukasz Mętrak</text:p>
      <text:p text:style-name="P19"/>
      <text:p text:style-name="P8"/>
      <text:list xml:id="list1959888321" text:style-name="L1">
        <text:list-item>
          <text:p text:style-name="P20">Rozwiązani<text:span text:style-name="T35">e</text:span> zadania.</text:p>
        </text:list-item>
      </text:list>
      <text:p text:style-name="P24"><text:span text:style-name="T17"><text:tab/>Do rozwiązania zadania wykorzystaliśmy program AMPL i solver CPLEX, natomiast zadanie <text:tab/>uruchamialiśmy na </text:span><text:span text:style-name="T18">serwerze</text:span><text:span text:style-name="T17"> NEOS: </text:span><text:a xlink:type="simple" xlink:href="http://www.neos-server.org/neos/solvers/go:scip/AMPL.html"><text:span text:style-name="T27">http://www.neos-server.org/neos/solvers/go:scip/AMPL.html</text:span></text:a></text:p>
      <text:p text:style-name="P22"><text:tab/><text:span text:style-name="T40">S</text:span>korzystaliśmy z algorytmu LAD znajdujacego się stronie <text:span text:style-name="T36">72 </text:span>wykładu 7 na stronie <text:tab/><text:span text:style-name="T41">p</text:span>rzedmiotu: </text:p>
      <text:p text:style-name="P12"><text:span text:style-name="T49"><text:tab/></text:span><text:a xlink:type="simple" xlink:href="https://studia.elka.pw.edu.pl/priv/13L/WDWR.A/wdwr07.pdf"><text:span text:style-name="T49">https://studia.elka.pw.edu.pl/priv/13L/WDWR.A/wdwr07.pdf</text:span></text:a></text:p>
      <text:p text:style-name="P27"><text:span text:style-name="T1"><text:tab/>Funkcja celu to maksymalizacja zysku, który jest liczony jako iloczyn wartości oczekiwanej <text:tab/>otrzymanej z macierzy zwrotów i ilości sprzedanych sztuk pomniejszonej o iloczyn współczynnika <text:tab/></text:span><text:span text:style-name="T19">λ</text:span><text:span text:style-name="T1"> i parametru d_</text:span><text:span text:style-name="T2">zm. </text:span><text:span text:style-name="T1">Całość jest dodatkowo pomniejszona o koszty magazynowania. </text:span></text:p>
      <text:p text:style-name="P21"/>
      <text:p text:style-name="P21"><text:tab/>Zatem nasza funkcja celu wygląda następująco:</text:p>
      <text:p text:style-name="P6"/>
      <text:p text:style-name="P17"><text:tab/>maximize zysk:</text:p>
      <text:p text:style-name="P17"><text:tab/>sum{p in 1 .. PRODUKT, m in 1 .. MIESIAC}(</text:p>
      <text:p text:style-name="P17"><text:tab/>WAR_OCZEKIWANA[p]*ilosc_na_sprzedaz[p,m] -LAMBDA*d_zm- magazyn[p,m + 1] * <text:tab/>KOSZT_MAGAZYNOWANIA);</text:p>
      <text:p text:style-name="P1"/>
      <text:p text:style-name="P8"><text:tab/>gdzie ograniczenia na d_zm są nast<text:span text:style-name="T61">ę</text:span>pujące:</text:p>
      <text:p text:style-name="P17"><text:tab/>subject to d_zm_1</text:p>
      <text:p text:style-name="P17"><text:tab/>{m in 1 .. MIESIAC }:</text:p>
      <text:p text:style-name="P17"><text:tab/>(sum{p in 1 .. PRODUKT} <text:tab/>(WAR_OCZEKIWANA[p]-R[m,p])*ilosc_na_sprzedaz[p,m])&lt;=d_zm;</text:p>
      <text:p text:style-name="P17"><text:tab/>subject to d_zm_2</text:p>
      <text:p text:style-name="P17"><text:tab/>{m in 1 .. MIESIAC }:</text:p>
      <text:p text:style-name="P17"><text:tab/>(sum{p in 1 .. PRODUKT} <text:tab/>(R[m,p]-WAR_OCZEKIWANA[p])*ilosc_na_sprzedaz[p,m])&lt;=d_zm;</text:p>
      <text:p text:style-name="P1"/>
      <text:p text:style-name="P11"><text:tab/><text:span text:style-name="T48">Oczywiście należało uwzględnić pozostałe ograniczenia m.in. na ma</text:span><text:span text:style-name="T58">ks</text:span><text:span text:style-name="T48">ymalną ilość towarów <text:tab/>jaką <text:tab/>można sprzedać w ciągu danego miesiąca, czy uwzględnić moce przerobowe maszyn.</text:span></text:p>
      <text:p text:style-name="P4"/>
      <text:p text:style-name="P4"/>
      <text:p text:style-name="P4"/>
      <text:p text:style-name="P4"/>
      <text:p text:style-name="P4"/>
      <text:p text:style-name="P4"/>
      <text:list xml:id="list643320379" text:continue-numbering="true" text:style-name="L1">
        <text:list-item>
          <text:p text:style-name="P15"><text:soft-page-break/><text:span text:style-name="T34">Zależność zysku od ryzyka.</text:span></text:p>
        </text:list-item>
      </text:list>
      <text:p text:style-name="P13"><text:span text:style-name="T32"><text:tab/></text:span><text:span text:style-name="T50">W</text:span><text:span text:style-name="T48">ynik</text:span><text:span text:style-name="T59">i</text:span><text:span text:style-name="T48"> jaki</text:span><text:span text:style-name="T59">e</text:span><text:span text:style-name="T48"> otrzymali</text:span><text:span text:style-name="T59">ś</text:span><text:span text:style-name="T48">my zale</text:span><text:span text:style-name="T51">ż</text:span><text:span text:style-name="T59">ą</text:span><text:span text:style-name="T48"> w dużej mierze od współczynnika </text:span><text:span text:style-name="T50">λ </text:span><text:span text:style-name="T48">(im większe ryzyko, tym <text:tab/>mniejszy zysk</text:span><text:span text:style-name="T52">)</text:span><text:span text:style-name="T50">. </text:span><text:span text:style-name="T51">Zależność tą obrazuje tabela oraz wykres </text:span><text:span text:style-name="T57">poniżej.</text:span></text:p>
      <text:p text:style-name="P9"><text:span text:style-name="T39"/></text:p>
      <text:p text:style-name="P26"><draw:frame draw:style-name="fr1" draw:name="Object2" text:anchor-type="paragraph" svg:x="-0.4764in" svg:y="0.1898in" svg:width="8.1752in" svg:height="0.3772in" draw:z-index="1"><draw:object xlink:href="./Object 2" xlink:type="simple" xlink:show="embed" xlink:actuate="onLoad"/><draw:image xlink:href="./ObjectReplacements/Object 2" xlink:type="simple" xlink:show="embed" xlink:actuate="onLoad"/></draw:frame><text:span text:style-name="T28"/></text:p>
      <text:p text:style-name="P25"><text:span text:style-name="T28">Tabela zależności zysku od </text:span><text:span text:style-name="T29">współczynnika </text:span><text:span text:style-name="T31">awersji do </text:span><text:span text:style-name="T28">ryzyka.</text:span></text:p>
      <text:p text:style-name="P2"><draw:frame draw:style-name="fr1" draw:name="Object1" text:anchor-type="paragraph" svg:x="-0.1189in" svg:y="0.0752in" svg:width="7.0693in" svg:height="3.7984in" draw:z-index="0"><draw:object xlink:href="./Object 1" xlink:type="simple" xlink:show="embed" xlink:actuate="onLoad"/><draw:image xlink:href="./ObjectReplacements/Object 1" xlink:type="simple" xlink:show="embed" xlink:actuate="onLoad"/></draw:frame><text:span text:style-name="T28">Wykres zależności zysku od </text:span><text:span text:style-name="T29">współczynnika </text:span><text:span text:style-name="T31">awersji do </text:span><text:span text:style-name="T28">ryzyka.</text:span></text:p>
      <text:p text:style-name="P10"><text:span text:style-name="T39"/></text:p>
      <text:list xml:id="list2076417555" text:continue-numbering="true" text:style-name="L1">
        <text:list-item>
          <text:p text:style-name="P16"><text:span text:style-name="T42">Wyniki dla dwóch skrajnych sytuacji.</text:span></text:p>
        </text:list-item>
      </text:list>
      <text:p text:style-name="P14"><text:span text:style-name="T32"><text:tab/></text:span><text:span text:style-name="T50">Dla przypadku kiedy λ=0, nie ma żadnego ryzyka, a zysk jest największy i wynosi 3057 zł.</text:span></text:p>
      <text:p text:style-name="P23"><text:span text:style-name="T37"><text:tab/>D</text:span><text:span text:style-name="T32">la <text:s/>λ&gt;=0.0373 zysk jest tak napradę stratą ponieważ wynosi -200 zł.</text:span></text:p>
      <text:p text:style-name="P23"><text:span text:style-name="T28"/></text:p>
      <text:p text:style-name="P7"><text:span text:style-name="T30"><text:tab/>Dla sytuacji kiedy </text:span><text:span text:style-name="T30">λ</text:span><text:span text:style-name="T30">=0, otrzymaliśmy następujące wyniki.</text:span></text:p>
      <text:p text:style-name="P28"><text:span text:style-name="T30"><text:tab/>: <text:s text:c="2"/>wyprodukowana_ilosc <text:tab/>ilosc_na_sprzedaz <text:tab/>magazyn <text:s text:c="3"/>:=</text:span></text:p>
      <text:p text:style-name="Preformatted_20_Text"><text:tab/>1 1 <text:s text:c="9"/>400 <text:s text:c="15"/>400 <text:s text:c="10"/>0</text:p>
      <text:p text:style-name="Preformatted_20_Text"><text:tab/>1 2 <text:s text:c="9"/>700 <text:s text:c="15"/>700 <text:s text:c="10"/>0</text:p>
      <text:p text:style-name="Preformatted_20_Text"><text:tab/>1 3 <text:s text:c="10"/>50 <text:s text:c="17"/>0 <text:s text:c="10"/>0</text:p>
      <text:p text:style-name="Preformatted_20_Text"><text:tab/>1 4 <text:s text:c="10"/>. <text:s text:c="17"/>. <text:s text:c="10"/>50</text:p>
      <text:p text:style-name="Preformatted_20_Text"><text:tab/>2 1 <text:s text:c="11"/>0 <text:s text:c="17"/>0 <text:s text:c="10"/>0</text:p>
      <text:p text:style-name="Preformatted_20_Text"><text:tab/>2 2 <text:s text:c="9"/>400 <text:s text:c="15"/>400 <text:s text:c="10"/>0</text:p>
      <text:p text:style-name="Preformatted_20_Text"><text:tab/>2 3 <text:s text:c="9"/>850 <text:s text:c="15"/>800 <text:s text:c="10"/>0</text:p>
      <text:p text:style-name="Preformatted_20_Text"><text:tab/>2 4 <text:s text:c="10"/>. <text:s text:c="17"/>. <text:s text:c="10"/>50</text:p>
      <text:p text:style-name="Preformatted_20_Text"><text:tab/>3 1 <text:s text:c="9"/>200 <text:s text:c="15"/>200 <text:s text:c="10"/>0</text:p>
      <text:p text:style-name="Preformatted_20_Text"><text:tab/>3 2 <text:s text:c="9"/>500 <text:s text:c="15"/>500 <text:s text:c="10"/>0</text:p>
      <text:p text:style-name="Preformatted_20_Text"><text:tab/>3 3 <text:s text:c="9"/>650 <text:s text:c="15"/>600 <text:s text:c="10"/>0</text:p>
      <text:p text:style-name="Preformatted_20_Text"><text:tab/>3 4 <text:s text:c="10"/>. <text:s text:c="17"/>. <text:s text:c="10"/>50</text:p>
      <text:p text:style-name="Preformatted_20_Text"><text:soft-page-break/><text:tab/>4 1 <text:s text:c="9"/>300 <text:s text:c="15"/>300 <text:s text:c="10"/>0</text:p>
      <text:p text:style-name="Preformatted_20_Text"><text:tab/>4 2 <text:s text:c="11"/>0 <text:s text:c="17"/>0 <text:s text:c="10"/>0</text:p>
      <text:p text:style-name="Preformatted_20_Text"><text:tab/>4 3 <text:s text:c="9"/>450 <text:s text:c="15"/>400 <text:s text:c="10"/>0</text:p>
      <text:p text:style-name="Preformatted_20_Text"><text:tab/>4 4 <text:s text:c="10"/>. <text:s text:c="17"/>. <text:s text:c="10"/>50</text:p>
      <text:p text:style-name="P29"><text:tab/>;</text:p>
      <text:p text:style-name="P32"><text:span text:style-name="T37"><text:tab/></text:span><text:span text:style-name="T53">Ilość sprzedawana jest ograniczona przez popyt, ponadto nie opłaca się nic przechowywać <text:tab/>w magazynie. <text:tab/>Jedynie w ostatnim miesiącu wstawiamy do magazynu, co wynika z <text:tab/>ograniczeń, więc jest niejako wymuszone.</text:span></text:p>
      <text:p text:style-name="P31"><text:span text:style-name="T37"><text:tab/></text:span><text:span text:style-name="T52">Natomiast dla przypadku kiedy ryzyko jest zbyt duże, nie opłaca się produkować:</text:span></text:p>
      <text:p text:style-name="P30"><text:span text:style-name="T37"><text:tab/>: <text:s text:c="2"/><text:tab/>wyprodukowana_ilosc <text:tab/>ilosc_na_sprzedaz magazyn <text:s text:c="3"/>:=</text:span></text:p>
      <text:p text:style-name="Preformatted_20_Text"><text:tab/>1 1 <text:s text:c="10"/>0 <text:s text:c="17"/>0 <text:s text:c="11"/><text:tab/> 0</text:p>
      <text:p text:style-name="Preformatted_20_Text"><text:tab/>1 2 <text:s text:c="10"/>0 <text:s text:c="17"/>0 <text:s text:c="11"/><text:tab/> 0</text:p>
      <text:p text:style-name="Preformatted_20_Text"><text:tab/>1 3 <text:s text:c="9"/>50 <text:s text:c="17"/>0 <text:s text:c="11"/><text:tab/> 0</text:p>
      <text:p text:style-name="Preformatted_20_Text"><text:tab/>1 4 <text:s text:c="10"/>. <text:s text:c="17"/>. <text:s text:c="10"/><text:tab/>50</text:p>
      <text:p text:style-name="Preformatted_20_Text"><text:tab/>2 1 <text:s text:c="10"/>0 <text:s text:c="17"/>0 <text:s text:c="10"/><text:tab/> 0</text:p>
      <text:p text:style-name="Preformatted_20_Text"><text:tab/>2 2 <text:s text:c="10"/>0 <text:s text:c="17"/>0 <text:s text:c="10"/><text:tab/> 0</text:p>
      <text:p text:style-name="Preformatted_20_Text"><text:tab/>2 3 <text:s text:c="9"/>50 <text:s text:c="17"/>0 <text:s text:c="10"/><text:tab/> 0</text:p>
      <text:p text:style-name="Preformatted_20_Text"><text:tab/>2 4 <text:s text:c="10"/>. <text:s text:c="17"/>. <text:s text:c="10"/><text:tab/>50</text:p>
      <text:p text:style-name="Preformatted_20_Text"><text:tab/>3 1 <text:s text:c="10"/>0 <text:s text:c="17"/>0 <text:s text:c="10"/><text:tab/> 0</text:p>
      <text:p text:style-name="Preformatted_20_Text"><text:tab/>3 2 <text:s text:c="10"/>0 <text:s text:c="17"/>0 <text:s text:c="10"/><text:tab/> 0</text:p>
      <text:p text:style-name="Preformatted_20_Text"><text:tab/>3 3 <text:s text:c="9"/>50 <text:s text:c="17"/>0 <text:s text:c="10"/><text:tab/> 0</text:p>
      <text:p text:style-name="Preformatted_20_Text"><text:tab/>3 4 <text:s text:c="10"/>. <text:s text:c="17"/>. <text:s text:c="10"/><text:tab/>50</text:p>
      <text:p text:style-name="Preformatted_20_Text"><text:tab/>4 1 <text:s text:c="10"/>0 <text:s text:c="17"/>0 <text:s text:c="10"/><text:tab/> 0</text:p>
      <text:p text:style-name="Preformatted_20_Text"><text:tab/>4 2 <text:s text:c="10"/>0 <text:s text:c="17"/>0 <text:s text:c="10"/><text:tab/> 0</text:p>
      <text:p text:style-name="Preformatted_20_Text"><text:tab/>4 3 <text:s text:c="9"/>50 <text:s text:c="17"/>0 <text:s text:c="10"/><text:tab/> 0</text:p>
      <text:p text:style-name="Preformatted_20_Text"><text:tab/>4 4 <text:s text:c="10"/>. <text:s text:c="17"/>. <text:s text:c="10"/><text:tab/>50<text:tab/></text:p>
      <text:p text:style-name="P29"><text:tab/>;</text:p>
      <text:p text:style-name="P32"><text:span text:style-name="T37"><text:tab/></text:span><text:span text:style-name="T53">Jedynie w ostatnim miesiący produkowane jest po 50 sztuk, po to, aby spełnić warunki <text:tab/>zadania. </text:span><text:span text:style-name="T54">Otrzymane wyniki potwierdzają nasze oczekiwania. Najlepszą sytuacj</text:span><text:span text:style-name="T56">ę</text:span><text:span text:style-name="T54"> mamy, <text:tab/>kiedy <text:tab/>nie ma <text:tab/>żadnego ryzyka, możemy wtedy produkować tyle ile jest w stanie <text:tab/>przyjąć rynek. W <text:tab/>przypadku dużego ryzyka straty mogą okazać się tak duże, że działalność nie przyn</text:span><text:span text:style-name="T55">iesie</text:span><text:span text:style-name="T54"> <text:tab/>żadnych zysków, albo bardzo małe.</text:span></text:p>
      <text:p text:style-name="P5"><text:span text:style-name="T3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Lohit Hindi1" svg:font-family="'Lohit Hindi'"/>
    <style:font-face style:name="Liberation Serif1" svg:font-family="'Liberation Serif'" style:font-family-generic="roman"/>
    <style:font-face style:name="Arial1" svg:font-family="Arial" style:font-family-generic="swiss"/>
    <style:font-face style:name="DejaVu Sans" svg:font-family="'DejaVu Sans'" style:font-family-generic="swiss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Balker" svg:font-family="Balker" style:font-pitch="variable"/>
    <style:font-face style:name="Ubuntu Medium" svg:font-family="'Ubuntu Medium'" style:font-pitch="variable"/>
    <style:font-face style:name="Vemana2000" svg:font-family="Vemana2000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2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0T14:39:28</meta:creation-date>
    <dc:date>2013-05-20T15:57:47</dc:date>
    <meta:editing-duration>PT1H14M14S</meta:editing-duration>
    <meta:editing-cycles>28</meta:editing-cycles>
    <meta:generator>LibreOffice/3.6$Linux_X86_64 LibreOffice_project/360m1$Build-2</meta:generator>
    <meta:document-statistic meta:table-count="0" meta:image-count="0" meta:object-count="2" meta:page-count="3" meta:paragraph-count="67" meta:word-count="511" meta:character-count="4239" meta:non-whitespace-character-count="25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956cm" svg:height="9.648cm" xlink:href="." xlink:type="simple" chart:class="chart:line" chart:style-name="ch1">
        <chart:title svg:x="0.188cm" svg:y="4.158cm" chart:style-name="ch2">
          <text:p>Zysk</text:p>
        </chart:title>
        <chart:plot-area chart:style-name="ch3" chart:data-source-has-labels="both" svg:x="1.679cm" svg:y="1.777cm" svg:width="15.493cm" svg:height="6.592cm">
          <chartooo:coordinate-region svg:x="2.671cm" svg:y="1.976cm" svg:width="14.169cm" svg:height="6.194cm"/>
          <chart:axis chart:dimension="x" chart:name="primary-x" chart:style-name="ch4" chartooo:axis-type="auto">
            <chartooo:date-scale/>
            <chart:title svg:x="9.288cm" svg:y="8.561cm" chart:style-name="ch5">
              <text:p>λ</text:p>
            </chart:title>
            <chart:categories table:cell-range-address="local-table.$B$1:.$M$1"/>
            <chart:grid chart:style-name="ch6" chart:class="major"/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local-table.$B$2:.$M$2" chart:label-cell-address="local-table.$A$2" chart:class="chart:line">
            <chart:data-point chart:repeated="12"/>
          </chart:series>
          <chart:series chart:style-name="ch8" chart:values-cell-range-address="" chart:class="chart:line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</table:table-cell>
              <table:table-cell office:value-type="float" office:value="0.00002">
                <text:p>0</text:p>
              </table:table-cell>
              <table:table-cell office:value-type="float" office:value="0.0002">
                <text:p>0</text:p>
              </table:table-cell>
              <table:table-cell office:value-type="float" office:value="0.003">
                <text:p>0</text:p>
              </table:table-cell>
              <table:table-cell office:value-type="float" office:value="0.005">
                <text:p>0</text:p>
              </table:table-cell>
              <table:table-cell office:value-type="float" office:value="0.01">
                <text:p>0</text:p>
              </table:table-cell>
              <table:table-cell office:value-type="float" office:value="0.015">
                <text:p>0</text:p>
              </table:table-cell>
              <table:table-cell office:value-type="float" office:value="0.02">
                <text:p>0</text:p>
              </table:table-cell>
              <table:table-cell office:value-type="float" office:value="0.025">
                <text:p>0</text:p>
              </table:table-cell>
              <table:table-cell office:value-type="float" office:value="0.03">
                <text:p>0</text:p>
              </table:table-cell>
              <table:table-cell office:value-type="float" office:value="0.037">
                <text:p>0</text:p>
              </table:table-cell>
              <table:table-cell office:value-type="float" office:value="0.0373">
                <text:p>0</text:p>
              </table:table-cell>
            </table:table-row>
          </table:table-header-rows>
          <table:table-rows>
            <table:table-row>
              <table:table-cell office:value-type="string">
                <text:p>zysk</text:p>
              </table:table-cell>
              <table:table-cell office:value-type="float" office:value="3057">
                <text:p>3057</text:p>
              </table:table-cell>
              <table:table-cell office:value-type="float" office:value="3053.8">
                <text:p>3053.8</text:p>
              </table:table-cell>
              <table:table-cell office:value-type="float" office:value="3025.01">
                <text:p>3025.01</text:p>
              </table:table-cell>
              <table:table-cell office:value-type="float" office:value="2577.12">
                <text:p>2577.12</text:p>
              </table:table-cell>
              <table:table-cell office:value-type="float" office:value="2257.2">
                <text:p>2257.2</text:p>
              </table:table-cell>
              <table:table-cell office:value-type="float" office:value="1523.74">
                <text:p>1523.74</text:p>
              </table:table-cell>
              <table:table-cell office:value-type="float" office:value="921.46">
                <text:p>921.46</text:p>
              </table:table-cell>
              <table:table-cell office:value-type="float" office:value="542.66">
                <text:p>542.66</text:p>
              </table:table-cell>
              <table:table-cell office:value-type="float" office:value="207.08">
                <text:p>207.08</text:p>
              </table:table-cell>
              <table:table-cell office:value-type="float" office:value="-69.12">
                <text:p>-69.12</text:p>
              </table:table-cell>
              <table:table-cell office:value-type="float" office:value="-179.74">
                <text:p>-179.74</text:p>
              </table:table-cell>
              <table:table-cell office:value-type="float" office:value="-200">
                <text:p>-2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701in"/>
    </style:style>
    <style:style style:name="co2" style:family="table-column">
      <style:table-column-properties fo:break-before="auto" style:column-width="0.4602in"/>
    </style:style>
    <style:style style:name="co3" style:family="table-column">
      <style:table-column-properties fo:break-before="auto" style:column-width="0.6in"/>
    </style:style>
    <style:style style:name="co4" style:family="table-column">
      <style:table-column-properties fo:break-before="auto" style:column-width="0.6319in"/>
    </style:style>
    <style:style style:name="co5" style:family="table-column">
      <style:table-column-properties fo:break-before="auto" style:column-width="0.5898in"/>
    </style:style>
    <style:style style:name="co6" style:family="table-column">
      <style:table-column-properties fo:break-before="auto" style:column-width="0.6429in"/>
    </style:style>
    <style:style style:name="co7" style:family="table-column">
      <style:table-column-properties fo:break-before="auto" style:column-width="0.7075in"/>
    </style:style>
    <style:style style:name="co8" style:family="table-column">
      <style:table-column-properties fo:break-before="auto" style:column-width="0.5783in"/>
    </style:style>
    <style:style style:name="co9" style:family="table-column">
      <style:table-column-properties fo:break-before="auto" style:column-width="0.6646in"/>
    </style:style>
    <style:style style:name="co10" style:family="table-column">
      <style:table-column-properties fo:break-before="auto" style:column-width="0.6752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90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font-name="Courier 10 Pitch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Courier 10 Pitch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10" table:default-cell-style-name="ce1"/>
        <table:table-column table:style-name="co9" table:default-cell-style-name="ce1"/>
        <table:table-row table:style-name="ro1">
          <table:table-cell office:value-type="string">
            <text:p>λ</text:p>
          </table:table-cell>
          <table:table-cell office:value-type="float" office:value="0">
            <text:p>0</text:p>
          </table:table-cell>
          <table:table-cell office:value-type="float" office:value="0.00002">
            <text:p>0.00002</text:p>
          </table:table-cell>
          <table:table-cell office:value-type="float" office:value="0.0002">
            <text:p>0.0002</text:p>
          </table:table-cell>
          <table:table-cell office:value-type="float" office:value="0.003">
            <text:p>0.003</text:p>
          </table:table-cell>
          <table:table-cell office:value-type="float" office:value="0.005">
            <text:p>0.005</text:p>
          </table:table-cell>
          <table:table-cell office:value-type="float" office:value="0.01">
            <text:p>0.01</text:p>
          </table:table-cell>
          <table:table-cell office:value-type="float" office:value="0.015">
            <text:p>0.015</text:p>
          </table:table-cell>
          <table:table-cell office:value-type="float" office:value="0.02">
            <text:p>0.02</text:p>
          </table:table-cell>
          <table:table-cell office:value-type="float" office:value="0.025">
            <text:p>0.025</text:p>
          </table:table-cell>
          <table:table-cell office:value-type="float" office:value="0.03">
            <text:p>0.03</text:p>
          </table:table-cell>
          <table:table-cell office:value-type="float" office:value="0.037">
            <text:p>0.037</text:p>
          </table:table-cell>
          <table:table-cell office:value-type="float" office:value="0.0373">
            <text:p>0.0373</text:p>
          </table:table-cell>
        </table:table-row>
        <table:table-row table:style-name="ro2">
          <table:table-cell office:value-type="string">
            <text:p>zysk [zł]</text:p>
          </table:table-cell>
          <table:table-cell table:style-name="ce2" office:value-type="float" office:value="3057">
            <text:p>3057</text:p>
          </table:table-cell>
          <table:table-cell table:style-name="ce2" office:value-type="float" office:value="3053.8">
            <text:p>3053.8</text:p>
          </table:table-cell>
          <table:table-cell table:style-name="ce2" office:value-type="float" office:value="3025.01">
            <text:p>3025.01</text:p>
          </table:table-cell>
          <table:table-cell office:value-type="float" office:value="2577.12">
            <text:p>2577.12</text:p>
          </table:table-cell>
          <table:table-cell table:style-name="ce2" office:value-type="float" office:value="2257.2">
            <text:p>2257.2</text:p>
          </table:table-cell>
          <table:table-cell table:style-name="ce2" office:value-type="float" office:value="1523.74">
            <text:p>1523.74</text:p>
          </table:table-cell>
          <table:table-cell table:style-name="ce2" office:value-type="float" office:value="921.46">
            <text:p>921.46</text:p>
          </table:table-cell>
          <table:table-cell office:value-type="float" office:value="542.66">
            <text:p>542.66</text:p>
          </table:table-cell>
          <table:table-cell office:value-type="float" office:value="207.08">
            <text:p>207.08</text:p>
          </table:table-cell>
          <table:table-cell office:value-type="float" office:value="-69.12">
            <text:p>-69.12</text:p>
          </table:table-cell>
          <table:table-cell office:value-type="float" office:value="-179.74">
            <text:p>-179.74</text:p>
          </table:table-cell>
          <table:table-cell office:value-type="float" office:value="-200">
            <text:p>-200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Courier 10 Pitch" svg:font-family="'Courier 10 Pitch'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0">00/00/0000</text:date>, <text:time style:data-style-name="N2" text:time-value="0000-00-00T14:54:3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